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7.0567in" draw:visible-area-height="8.822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to1" text:anchor-type="paragraph" svg:width="7.0571in" svg:height="8.822in" draw:z-index="0"><draw:object-ole xlink:href="./Object 1" xlink:type="simple" xlink:show="embed" xlink:actuate="onLoad"/><draw:image xlink:href="./ObjectReplacements/Object 1" xlink:type="simple" xlink:show="embed" xlink:actuate="onLoad"/></draw:frame></text:p>
      <text:p text:style-name="P1">Bilateral Directory FSM</text:p>
      <text:p text:style-name="P1"><text:soft-page-break/></text:p>
      <text:p text:style-name="P2">The directory for any address will start in the “Unowned” state initially. When the directory receives a shared read request, it would put the requester into the sharers list, forward the read request to the memory node, while transitioning to “Shared Waiting for Reply.” However, if the directory receives an exclusive read request, it would set the owner to be the requester, forward the request to the memory node, and transition to “Exclusive Waiting for Reply.” In that state, the directory has to wait for a reply from the memory node before it can do anything else, so any read requests that arrive gets nakked. When it receives a reply from the memory node, an exclusive reply is sent to the requester, and the directory transitions into the Exclusive state.</text:p>
      <text:p text:style-name="P2"/>
      <text:p text:style-name="P2"><text:s/></text:p>
      <text:p text:style-name="P2"/>
      <text:p text:style-name="P2">In the “Shared Waiting for Reply” state, if more shared reads arrive, they will be added to the sharers list. If an exclusive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1-02-02T22:26:14.34</meta:creation-date>
    <meta:generator>OpenOffice.org/3.2$Win32 OpenOffice.org_project/320m18$Build-9502</meta:generator>
    <dc:date>2011-02-03T00:03:31.26</dc:date>
    <dc:creator>Eric Chang</dc:creator>
    <meta:editing-duration>PT01H37M15S</meta:editing-duration>
    <meta:editing-cycles>3</meta:editing-cycles>
    <meta:printed-by>Eric Chang</meta:printed-by>
    <meta:print-date>2011-02-02T22:29:06.49</meta:print-date>
    <meta:document-statistic meta:table-count="0" meta:image-count="0" meta:object-count="1" meta:page-count="2" meta:paragraph-count="4" meta:word-count="161" meta:character-count="920"/>
  </office:meta>
</office:document-meta>
</file>